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" svg:font-family="Times" style:font-family-generic="system" svg:panose-1="2 11 6 4 2 2 2 2 2 4"/>
    <style:font-face style:name="Times New Roman" svg:font-family="Times New Roman" style:font-family-generic="roman" style:font-pitch="variable" svg:panose-1="2 2 6 3 5 4 5 2 3 4"/>
    <style:font-face style:name="Helvetica" svg:font-family="Helvetica" style:font-family-generic="system" style:font-pitch="variable" svg:panose-1="0 0 0 0 0 0 0 0 0 0"/>
    <style:font-face style:name="Aptos Display" svg:font-family="Aptos Display" style:font-family-generic="swiss" style:font-pitch="variable" svg:panose-1="2 11 0 4 2 2 2 2 2 4"/>
    <style:font-face style:name="Aptos" svg:font-family="Aptos" style:font-family-generic="swiss" style:font-pitch="variable" svg:panose-1="2 11 0 4 2 2 2 2 2 4"/>
  </office:font-face-decls>
  <office:automatic-styles>
    <style:style style:name="P1" style:parent-style-name="Standard" style:master-page-name="MP0" style:family="paragraph">
      <style:paragraph-properties fo:break-before="page"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</style:style>
    <style:style style:name="T2" style:parent-style-name="DefaultParagraphFont" style:family="text">
      <style:text-properties style:font-name="Helvetica" fo:font-weight="bold" style:font-weight-asian="bold"/>
    </style:style>
    <style:style style:name="P3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</style:style>
    <style:style style:name="T4" style:parent-style-name="Hyperlink" style:family="text">
      <style:text-properties style:font-name="Helvetica"/>
    </style:style>
    <style:style style:name="T5" style:parent-style-name="DefaultParagraphFont" style:family="text">
      <style:text-properties style:font-name="Helvetica"/>
    </style:style>
    <style:style style:name="P6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7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 fo:font-weight="bold" style:font-weight-asian="bold"/>
    </style:style>
    <style:style style:name="P8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 style:font-weight-complex="bold"/>
    </style:style>
    <style:style style:name="P9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 fo:font-weight="bold" style:font-weight-asian="bold"/>
    </style:style>
    <style:style style:name="P10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</style:style>
    <style:style style:name="T11" style:parent-style-name="DefaultParagraphFont" style:family="text">
      <style:text-properties style:font-name="Helvetica" fo:font-weight="bold" style:font-weight-asian="bold"/>
    </style:style>
    <style:style style:name="P12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</style:style>
    <style:style style:name="T13" style:parent-style-name="Hyperlink" style:family="text">
      <style:text-properties style:font-name="Helvetica"/>
    </style:style>
    <style:style style:name="T14" style:parent-style-name="DefaultParagraphFont" style:family="text">
      <style:text-properties style:font-name="Helvetica"/>
    </style:style>
    <style:style style:name="P15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16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 fo:font-weight="bold" style:font-weight-asian="bold" style:font-weight-complex="bold"/>
    </style:style>
    <style:style style:name="P17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</style:style>
    <style:style style:name="T18" style:parent-style-name="Hyperlink" style:family="text">
      <style:text-properties style:font-name="Helvetica"/>
    </style:style>
    <style:style style:name="T19" style:parent-style-name="DefaultParagraphFont" style:family="text">
      <style:text-properties style:font-name="Helvetica"/>
    </style:style>
    <style:style style:name="P20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21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 fo:font-weight="bold" style:font-weight-asian="bold" style:font-weight-complex="bold"/>
    </style:style>
    <style:style style:name="P22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</style:style>
    <style:style style:name="T23" style:parent-style-name="Hyperlink" style:family="text">
      <style:text-properties style:font-name="Helvetica"/>
    </style:style>
    <style:style style:name="P24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25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 fo:font-weight="bold" style:font-weight-asian="bold" style:font-weight-complex="bold"/>
    </style:style>
    <style:style style:name="P26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</style:style>
    <style:style style:name="T27" style:parent-style-name="Hyperlink" style:family="text">
      <style:text-properties style:font-name="Helvetica"/>
    </style:style>
    <style:style style:name="T28" style:parent-style-name="DefaultParagraphFont" style:family="text">
      <style:text-properties style:font-name="Helvetica"/>
    </style:style>
    <style:style style:name="P29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 fo:font-weight="bold" style:font-weight-asian="bold" style:font-weight-complex="bold"/>
    </style:style>
    <style:style style:name="P30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 fo:font-weight="bold" style:font-weight-asian="bold" style:font-weight-complex="bold"/>
    </style:style>
    <style:style style:name="P31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</style:style>
    <style:style style:name="T32" style:parent-style-name="Hyperlink" style:family="text">
      <style:text-properties style:font-name="Helvetica"/>
    </style:style>
    <style:style style:name="T33" style:parent-style-name="DefaultParagraphFont" style:family="text">
      <style:text-properties style:font-name="Helvetica"/>
    </style:style>
    <style:style style:name="P34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 fo:font-weight="bold" style:font-weight-asian="bold" style:font-weight-complex="bold"/>
    </style:style>
    <style:style style:name="P35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 fo:font-weight="bold" style:font-weight-asian="bold" style:font-weight-complex="bold"/>
    </style:style>
    <style:style style:name="P36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</style:style>
    <style:style style:name="T37" style:parent-style-name="Hyperlink" style:family="text">
      <style:text-properties style:font-name="Helvetica"/>
    </style:style>
    <style:style style:name="T38" style:parent-style-name="DefaultParagraphFont" style:family="text">
      <style:text-properties style:font-name="Helvetica"/>
    </style:style>
    <style:style style:name="P39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40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 fo:font-weight="bold" style:font-weight-asian="bold" style:font-weight-complex="bold"/>
    </style:style>
    <style:style style:name="P41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</style:style>
    <style:style style:name="T42" style:parent-style-name="Hyperlink" style:family="text">
      <style:text-properties style:font-name="Helvetica"/>
    </style:style>
    <style:style style:name="P43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44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 fo:font-weight="bold" style:font-weight-asian="bold" style:font-weight-complex="bold"/>
    </style:style>
    <style:style style:name="P45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</style:style>
    <style:style style:name="T46" style:parent-style-name="Hyperlink" style:family="text">
      <style:text-properties style:font-name="Helvetica"/>
    </style:style>
    <style:style style:name="T47" style:parent-style-name="DefaultParagraphFont" style:family="text">
      <style:text-properties style:font-name="Helvetica"/>
    </style:style>
    <style:style style:name="P48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49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 fo:font-weight="bold" style:font-weight-asian="bold" style:font-weight-complex="bold"/>
    </style:style>
    <style:style style:name="P50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</style:style>
    <style:style style:name="T51" style:parent-style-name="Hyperlink" style:family="text">
      <style:text-properties style:font-name="Helvetica"/>
    </style:style>
    <style:style style:name="T52" style:parent-style-name="DefaultParagraphFont" style:family="text">
      <style:text-properties style:font-name="Helvetica"/>
    </style:style>
    <style:style style:name="P53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54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 fo:font-weight="bold" style:font-weight-asian="bold" style:font-weight-complex="bold"/>
    </style:style>
    <style:style style:name="P55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</style:style>
    <style:style style:name="T56" style:parent-style-name="Hyperlink" style:family="text">
      <style:text-properties style:font-name="Helvetica"/>
    </style:style>
    <style:style style:name="T57" style:parent-style-name="DefaultParagraphFont" style:family="text">
      <style:text-properties style:font-name="Helvetica"/>
    </style:style>
    <style:style style:name="P58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59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 fo:font-weight="bold" style:font-weight-asian="bold" style:font-weight-complex="bold"/>
    </style:style>
    <style:style style:name="P60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</style:style>
    <style:style style:name="T61" style:parent-style-name="Hyperlink" style:family="text">
      <style:text-properties style:font-name="Helvetica"/>
    </style:style>
    <style:style style:name="T62" style:parent-style-name="Hyperlink" style:family="text">
      <style:text-properties style:font-name="Helvetica"/>
    </style:style>
    <style:style style:name="T63" style:parent-style-name="DefaultParagraphFont" style:family="text">
      <style:text-properties style:font-name="Helvetica"/>
    </style:style>
    <style:style style:name="P64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65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 fo:font-weight="bold" style:font-weight-asian="bold" style:font-weight-complex="bold"/>
    </style:style>
    <style:style style:name="P66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</style:style>
    <style:style style:name="T67" style:parent-style-name="Hyperlink" style:family="text">
      <style:text-properties style:font-name="Helvetica"/>
    </style:style>
    <style:style style:name="T68" style:parent-style-name="DefaultParagraphFont" style:family="text">
      <style:text-properties style:font-name="Helvetica"/>
    </style:style>
    <style:style style:name="P69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70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 fo:font-weight="bold" style:font-weight-asian="bold" style:font-weight-complex="bold"/>
    </style:style>
    <style:style style:name="P71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</style:style>
    <style:style style:name="T72" style:parent-style-name="Hyperlink" style:family="text">
      <style:text-properties style:font-name="Helvetica"/>
    </style:style>
    <style:style style:name="T73" style:parent-style-name="DefaultParagraphFont" style:family="text">
      <style:text-properties style:font-name="Helvetica"/>
    </style:style>
    <style:style style:name="P74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75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 fo:font-weight="bold" style:font-weight-asian="bold" style:font-weight-complex="bold"/>
    </style:style>
    <style:style style:name="P76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</style:style>
    <style:style style:name="T77" style:parent-style-name="Hyperlink" style:family="text">
      <style:text-properties style:font-name="Helvetica"/>
    </style:style>
    <style:style style:name="T78" style:parent-style-name="DefaultParagraphFont" style:family="text">
      <style:text-properties style:font-name="Helvetica"/>
    </style:style>
    <style:style style:name="P79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80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 fo:font-weight="bold" style:font-weight-asian="bold" style:font-weight-complex="bold"/>
    </style:style>
    <style:style style:name="P81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</style:style>
    <style:style style:name="T82" style:parent-style-name="Hyperlink" style:family="text">
      <style:text-properties style:font-name="Helvetica"/>
    </style:style>
    <style:style style:name="T83" style:parent-style-name="DefaultParagraphFont" style:family="text">
      <style:text-properties style:font-name="Helvetica"/>
    </style:style>
    <style:style style:name="P84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85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 fo:font-weight="bold" style:font-weight-asian="bold" style:font-weight-complex="bold"/>
    </style:style>
    <style:style style:name="P86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</style:style>
    <style:style style:name="T87" style:parent-style-name="Hyperlink" style:family="text">
      <style:text-properties style:font-name="Helvetica"/>
    </style:style>
    <style:style style:name="T88" style:parent-style-name="Hyperlink" style:family="text">
      <style:text-properties style:font-name="Helvetica"/>
    </style:style>
    <style:style style:name="T89" style:parent-style-name="Hyperlink" style:family="text">
      <style:text-properties style:font-name="Helvetica"/>
    </style:style>
    <style:style style:name="T90" style:parent-style-name="DefaultParagraphFont" style:family="text">
      <style:text-properties style:font-name="Helvetica"/>
    </style:style>
    <style:style style:name="P91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92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 fo:font-weight="bold" style:font-weight-asian="bold" style:font-weight-complex="bold"/>
    </style:style>
    <style:style style:name="P93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</style:style>
    <style:style style:name="T94" style:parent-style-name="Hyperlink" style:family="text">
      <style:text-properties style:font-name="Helvetica"/>
    </style:style>
    <style:style style:name="T95" style:parent-style-name="DefaultParagraphFont" style:family="text">
      <style:text-properties style:font-name="Helvetica"/>
    </style:style>
    <style:style style:name="P96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97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 fo:font-weight="bold" style:font-weight-asian="bold" style:font-weight-complex="bold"/>
    </style:style>
    <style:style style:name="P98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</style:style>
    <style:style style:name="T99" style:parent-style-name="Hyperlink" style:family="text">
      <style:text-properties style:font-name="Helvetica"/>
    </style:style>
    <style:style style:name="P100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101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</style:style>
  </office:automatic-styles>
  <office:body>
    <office:text text:use-soft-page-breaks="true">
      <text:p text:style-name="P1"><text:span text:style-name="T2">Lecture 1.0 - Introduction</text:span></text:p>
      <text:p text:style-name="P3"><text:a xlink:href="https://iu.zoom.us/rec/share/jnb8Zqs7YdoSu1lkUIe30UKPkFFfQrj4g20z-C_JUsG4A0-plar5FuDryRGxk1h_.VsHog4_f8s01GBw8" office:target-frame-name="_top" xlink:show="replace"><text:span text:style-name="T4">https://iu.zoom.us/rec/share/jnb8Zqs7YdoSu1lkUIe30UKPkFFfQrj4g20z-C_JUsG4A0-plar5FuDryRGxk1h_.VsHog4_f8s01GBw8</text:span></text:a><text:span text:style-name="T5"><text:s/></text:span></text:p>
      <text:p text:style-name="P6"/>
      <text:p text:style-name="P7">Lecture 2.1 – Circuits and Layout Part 1</text:p>
      <text:p text:style-name="P8">No video</text:p>
      <text:p text:style-name="P9"/>
      <text:p text:style-name="P10"><text:span text:style-name="T11">Lecture 2.2 - Circuits and Layout Part 2</text:span></text:p>
      <text:p text:style-name="P12"><text:a xlink:href="https://iu.zoom.us/rec/share/YILa-vcoLwICNExG-be6mUoN29LVjLJbNXQNPvIgbqpVozxCXJcJ8QFEnua9EVSD.YGRescF_B16QOEGJ" office:target-frame-name="_top" xlink:show="replace"><text:span text:style-name="T13">https://iu.zoom.us/rec/share/YILa-vcoLwICNExG-be6mUoN29LVjLJbNXQNPvIgbqpVozxCXJcJ8QFEnua9EVSD.YGRescF_B16QOEGJ</text:span></text:a><text:span text:style-name="T14"><text:s/></text:span></text:p>
      <text:p text:style-name="P15"/>
      <text:p text:style-name="P16">Tutorial – Layout of NAND2</text:p>
      <text:p text:style-name="P17"><text:a xlink:href="https://iu.zoom.us/rec/share/uvrv1HJ1LNUP7EzxkAnkTmhjgtn3RsEY4ZYtbB33m61RFHhLcZtGE2pZZJZpSsoH.68O4ume8xyCByB-7?startTime=1705601846000" office:target-frame-name="_top" xlink:show="replace"><text:span text:style-name="T18">https://iu.zoom.us/rec/share/uvrv1HJ1LNUP7EzxkAnkTmhjgtn3RsEY4ZYtbB33m61RFHhLcZtGE2pZZJZpSsoH.68O4ume8xyCByB-7?startTime=1705601846000</text:span></text:a><text:span text:style-name="T19"><text:s/></text:span></text:p>
      <text:p text:style-name="P20"/>
      <text:p text:style-name="P21">Lecture 3.0 – Transistor Theory</text:p>
      <text:p text:style-name="P22"><text:a xlink:href="https://iu.zoom.us/rec/share/zIon3LyedgU9a5UBxU4Tj-iCB1t-iw6ZFqmR_mricdNYWt1n_1Bk1SgfU42GMovw.zdOr2Tpr98ELeWcL" office:target-frame-name="_top" xlink:show="replace"><text:span text:style-name="T23">https://iu.zoom.us/rec/share/zIon3LyedgU9a5UBxU4Tj-iCB1t-iw6ZFqmR_mricdNYWt1n_1Bk1SgfU42GMovw.zdOr2Tpr98ELeWcL</text:span></text:a></text:p>
      <text:p text:style-name="P24"/>
      <text:p text:style-name="P25">Lecture 4.1 – Non-Ideal Transistor Theory Part 1</text:p>
      <text:p text:style-name="P26"><text:a xlink:href="https://iu.zoom.us/rec/share/d0ZI9uRriuLMvON9qcujOuFFerdCgZnD6vthvu2jYytd7UnpaZZcXpkZFFXbLB01.SWT6K2Cm76BQzTH7" office:target-frame-name="_top" xlink:show="replace"><text:span text:style-name="T27">https://iu.zoom.us/rec/share/d0ZI9uRriuLMvON9qcujOuFFerdCgZnD6vthvu2jYytd7UnpaZZcXpkZFFXbLB01.SWT6K2Cm76BQzTH7</text:span></text:a><text:span text:style-name="T28"><text:s/></text:span></text:p>
      <text:p text:style-name="P29"/>
      <text:p text:style-name="P30">Lecture 4.2 – Non-Ideal Transistor Theory Part 2</text:p>
      <text:p text:style-name="P31"><text:a xlink:href="https://iu.zoom.us/rec/share/EtBiWhBtNTRXa87v5_fXXC80Kc7WIlU5varX9KghFP-Ido03oVP7yZi17YyaQWfB.oaLF_R88lY8Elp3g" office:target-frame-name="_top" xlink:show="replace"><text:span text:style-name="T32">https://iu.zoom.us/rec/share/EtBiWhBtNTRXa87v5_fXXC80Kc7WIlU5varX9KghFP-Ido03oVP7yZi17YyaQWfB.oaLF_R88lY8Elp3g</text:span></text:a><text:span text:style-name="T33"><text:s/></text:span></text:p>
      <text:p text:style-name="P34"/>
      <text:p text:style-name="P35">5.0 – DC and Transient Analysis</text:p>
      <text:p text:style-name="P36"><text:a xlink:href="https://iu.zoom.us/rec/share/Xubuchvq8ycmR_WQz2GwuMwlpqEnvuU-Nph_SxxNFBwEU1oLzMLGcA_NrpX54rg.UX0vVf-SQbjjsG-A" office:target-frame-name="_top" xlink:show="replace"><text:span text:style-name="T37">https://iu.zoom.us/rec/share/Xubuchvq8ycmR_WQz2GwuMwlpqEnvuU-Nph_SxxNFBwEU1oLzMLGcA_NrpX54rg.UX0vVf-SQbjjsG-A</text:span></text:a><text:span text:style-name="T38"><text:s/></text:span></text:p>
      <text:p text:style-name="P39"/>
      <text:p text:style-name="P40">Tutorial – Gate Optimization and Buffer Design</text:p>
      <text:p text:style-name="P41"><text:a xlink:href="https://iu.zoom.us/rec/share/TAu5wQAkgguM92x84qoZu5pTdF9lLYijKJ2AXb-5RaLxx2F2u3TnhbwLHJfoRU2F.3L3P76JRY2GSMT1B?startTime=1707243575000" office:target-frame-name="_top" xlink:show="replace"><text:span text:style-name="T42">https://iu.zoom.us/rec/share/TAu5wQAkgguM92x84qoZu5pTdF9lLYijKJ2AXb-5RaLxx2F2u3TnhbwLHJfoRU2F.3L3P76JRY2GSMT1B?startTime=1707243575000</text:span></text:a></text:p>
      <text:p text:style-name="P43"/>
      <text:p text:style-name="P44">6.1 – Logical Effort Part 1</text:p>
      <text:p text:style-name="P45"><text:a xlink:href="https://iu.zoom.us/rec/share/IB0cyZD_eISgemVTiFcyU12VHnYR-nnvtp9ufdfrSWPA2uJRqo_G2Z5NIcCkVlR9.C4kofYzOqIlKnWWL" office:target-frame-name="_top" xlink:show="replace"><text:span text:style-name="T46">https://iu.zoom.us/rec/share/IB0cyZD_eISgemVTiFcyU12VHnYR-nnvtp9ufdfrSWPA2uJRqo_G2Z5NIcCkVlR9.C4kofYzOqIlKnWWL</text:span></text:a><text:span text:style-name="T47"><text:s/></text:span></text:p>
      <text:p text:style-name="P48"/>
      <text:p text:style-name="P49">6.2 – Logical Effort Part 2</text:p>
      <text:p text:style-name="P50"><text:a xlink:href="https://iu.zoom.us/rec/share/3GW27LneiHNfTu4meorvl4ZkINGOM493rWDRJw5Tc2lGb7ikOhb-Y3GSUW2vEk-n.Kp6h406uHpjtf0FM" office:target-frame-name="_top" xlink:show="replace"><text:span text:style-name="T51">https://iu.zoom.us/rec/share/3GW27LneiHNfTu4meorvl4ZkINGOM493rWDRJw5Tc2lGb7ikOhb-Y3GSUW2vEk-n.Kp6h406uHpjtf0FM</text:span></text:a><text:span text:style-name="T52"><text:s/></text:span></text:p>
      <text:p text:style-name="P53"/>
      <text:p text:style-name="P54">7.1 – Power Part 1</text:p>
      <text:p text:style-name="P55"><text:a xlink:href="https://iu.zoom.us/rec/share/AlkhefvuuaFjUggwISclvIWVO8xhiOW3e-qe3HULi1uUkSNoJaqiXfOybfc9YiNP.EPRb9MWZWfYSJ1NX" office:target-frame-name="_top" xlink:show="replace"><text:span text:style-name="T56">https://iu.zoom.us/rec/share/AlkhefvuuaFjUggwISclvIWVO8xhiOW3e-qe3HULi1uUkSNoJaqiXfOybfc9YiNP.EPRb9MWZWfYSJ1NX</text:span></text:a><text:span text:style-name="T57"><text:s/></text:span></text:p>
      <text:p text:style-name="P58"/>
      <text:p text:style-name="P59">Tutorial – Layout of Multi-Fingered Devices</text:p>
      <text:p text:style-name="P60"><text:a xlink:href="https://iu.zoom.us/rec/share/fETFyhqPcylNzxxX0JwA7Kotn5Bo2PhOku0jZMsI3lBdYxoAPIhtSgt6_3LEV5sQ.qvU3Je7wRbVcvgQg" office:target-frame-name="_top" xlink:show="replace"><text:span text:style-name="T61">https://iu.zoom.us/rec/share/fETFyhqPcylNzxxX0JwA7Kotn5Bo2PhOku0jZMsI3lBdYxoA</text:span><text:soft-page-break/><text:span text:style-name="T62">PIhtSgt6_3LEV5sQ.qvU3Je7wRbVcvgQg</text:span></text:a><text:span text:style-name="T63"><text:s/></text:span></text:p>
      <text:p text:style-name="P64"/>
      <text:p text:style-name="P65">7.2 – Power Part 2</text:p>
      <text:p text:style-name="P66"><text:a xlink:href="https://iu.zoom.us/rec/share/IEGXRJ2learsH7J7st0nBsebIo4WTS7k3fPTzB2Xkkc5N7IwjgP45wwzlLrt-jaw.RSswX7nz-QySvWgA" office:target-frame-name="_top" xlink:show="replace"><text:span text:style-name="T67">https://iu.zoom.us/rec/share/IEGXRJ2learsH7J7st0nBsebIo4WTS7k3fPTzB2Xkkc5N7IwjgP45wwzlLrt-jaw.RSswX7nz-QySvWgA</text:span></text:a><text:span text:style-name="T68"><text:s/></text:span></text:p>
      <text:p text:style-name="P69"/>
      <text:p text:style-name="P70">8.0 – Scaling</text:p>
      <text:p text:style-name="P71"><text:a xlink:href="https://iu.zoom.us/rec/share/mJF-P_7GrbaXg2dx5hIYmD163PuaiCoFokBc8HRMsgmOwj6hYwzVI86JFZklRPBG.YA3ks7sRqCGGHuFj" office:target-frame-name="_top" xlink:show="replace"><text:span text:style-name="T72">https://iu.zoom.us/rec/share/mJF-P_7GrbaXg2dx5hIYmD163PuaiCoFokBc8HRMsgmOwj6hYwzVI86JFZklRPBG.YA3ks7sRqCGGHuFj</text:span></text:a><text:span text:style-name="T73"><text:s/></text:span></text:p>
      <text:p text:style-name="P74"/>
      <text:p text:style-name="P75">Midterm Review</text:p>
      <text:p text:style-name="P76"><text:a xlink:href="https://iu.zoom.us/rec/share/DM6Tf1R72sKoL9BbUvuZ9yTvmon-PJQ46TXcY80YugZsCn4e_8dNAUgBusLWJfib.WgUjfAsLoV-ddC_b" office:target-frame-name="_top" xlink:show="replace"><text:span text:style-name="T77">https://iu.zoom.us/rec/share/DM6Tf1R72sKoL9BbUvuZ9yTvmon-PJQ46TXcY80YugZsCn4e_8dNAUgBusLWJfib.WgUjfAsLoV-ddC_b</text:span></text:a><text:span text:style-name="T78"><text:s/></text:span></text:p>
      <text:p text:style-name="P79"/>
      <text:p text:style-name="P80">9.0 – Sequential Logic Design</text:p>
      <text:p text:style-name="P81"><text:a xlink:href="https://iu.zoom.us/rec/share/v5cxv-GQ_pwxavBo0FtG0BjJqL-mZfcYCYkl6_ef1vOd7zi4mqn4arTQaWOvOo78.6HHfVEIF8FlaUBrv" office:target-frame-name="_top" xlink:show="replace"><text:span text:style-name="T82">https://iu.zoom.us/rec/share/v5cxv-GQ_pwxavBo0FtG0BjJqL-mZfcYCYkl6_ef1vOd7zi4mqn4arTQaWOvOo78.6HHfVEIF8FlaUBrv</text:span></text:a><text:span text:style-name="T83"><text:s/></text:span></text:p>
      <text:p text:style-name="P84"/>
      <text:p text:style-name="P85">Tutorial – Differential Design and Common Centroid</text:p>
      <text:p text:style-name="P86"><text:a xlink:href="https://iu.zoom.us/rec/share/U37SG1KDLR6LOCtJal2vrFjq4m0MP1SdKa_gzbeZaV00mKLS_9_X-EEt2ZRzO7Yh.GL1KF1mlxHpie12O" office:target-frame-name="_top" xlink:show="replace"><text:span text:style-name="T87">https://iu.zoom.us/rec/share/U37</text:span><text:bookmark-start text:name="_Hlt162341618"/><text:bookmark-start text:name="_Hlt162341619"/><text:span text:style-name="T88">S</text:span><text:bookmark-end text:name="_Hlt162341618"/><text:bookmark-end text:name="_Hlt162341619"/><text:span text:style-name="T89">G1KDLR6LOCtJal2vrFjq4m0MP1SdKa_gzbeZaV00mKLS_9_X-EEt2ZRzO7Yh.GL1KF1mlxHpie12O</text:span></text:a><text:span text:style-name="T90"><text:s/></text:span></text:p>
      <text:p text:style-name="P91"/>
      <text:p text:style-name="P92">10.0 – Metal Interconnect</text:p>
      <text:p text:style-name="P93"><text:a xlink:href="https://iu.zoom.us/rec/share/m7k83xFt8-JIJWlsc3GGv-S3z30SK2tkyozSJxAWRcYeWw2RMUN-MNXhRaL4hhBg.fMxoQOqWR7rBrDmZ?startTime=1711473345000" office:target-frame-name="_top" xlink:show="replace"><text:span text:style-name="T94">https://iu.zoom.us/rec/share/m7k83xFt8-JIJWlsc3GGv-S3z30SK2tkyozSJxAWRcYeWw2RMUN-MNXhRaL4hhBg.fMxoQOqWR7rBrDmZ?startTime=1711473345000</text:span></text:a><text:span text:style-name="T95"><text:s/></text:span></text:p>
      <text:p text:style-name="P96"/>
      <text:p text:style-name="P97">11.1 – SRAM<text:s/>Part 1</text:p>
      <text:p text:style-name="P98"><text:a xlink:href="https://iu.zoom.us/rec/share/AVOyoBq7ugqQtqP7DRvrtjO0pUq7w5SAfB4FvOXIdyeRNt91uGkWkQJ1It2QrQ9_.nFwcWDkTxE_rxWaj?startTime=1712078074000" office:target-frame-name="_top" xlink:show="replace"><text:span text:style-name="T99">https://iu.zoom.us/rec/share/AVOyoBq7ugqQtqP7DRvrtjO0pUq7w5SAfB4FvOXIdyeRNt91uGkWkQJ1It2QrQ9_.nFwcWDkTxE_rxWaj?startTime=1712078074000</text:span></text:a></text:p>
      <text:p text:style-name="P100"/>
      <text:p text:style-name="P10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" svg:font-family="Times" style:font-family-generic="system" svg:panose-1="2 11 6 4 2 2 2 2 2 4"/>
    <style:font-face style:name="Times New Roman" svg:font-family="Times New Roman" style:font-family-generic="roman" style:font-pitch="variable" svg:panose-1="2 2 6 3 5 4 5 2 3 4"/>
    <style:font-face style:name="Helvetica" svg:font-family="Helvetica" style:font-family-generic="system" style:font-pitch="variable" svg:panose-1="0 0 0 0 0 0 0 0 0 0"/>
    <style:font-face style:name="Aptos Display" svg:font-family="Aptos Display" style:font-family-generic="swiss" style:font-pitch="variable" svg:panose-1="2 11 0 4 2 2 2 2 2 4"/>
    <style:font-face style:name="Aptos" svg:font-family="Aptos" style:font-family-generic="swiss" style:font-pitch="variable" svg:panose-1="2 11 0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style:contextual-spacing="false" fo:text-align="start" style:writing-mode="lr-tb" fo:line-height="100%" fo:background-color="transparent" style:tab-stop-distance="0.5in"/>
      <style:text-properties style:font-name="Times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yperlink" style:display-name="Hyperlink" style:family="text" style:parent-style-name="DefaultParagraphFont">
      <style:text-properties fo:color="#467886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FollowedHyperlink" style:display-name="FollowedHyperlink" style:family="text" style:parent-style-name="DefaultParagraphFont">
      <style:text-properties fo:color="#96607D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Loveless, Daniel</dc:creator>
    <meta:creation-date>2024-02-15T18:11:00Z</meta:creation-date>
    <dc:date>2024-04-02T19:56:00Z</dc:date>
    <meta:template xlink:href="Normal.dotm" xlink:type="simple"/>
    <meta:editing-cycles>5</meta:editing-cycles>
    <meta:editing-duration>PT240S</meta:editing-duration>
    <meta:document-statistic meta:page-count="2" meta:paragraph-count="10" meta:word-count="810" meta:character-count="5420" meta:row-count="38" meta:non-whitespace-character-count="4620"/>
  </office:meta>
</office:document-meta>
</file>